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8.024cm"/>
        </style:tab-stops>
      </style:paragraph-properties>
      <style:text-properties style:font-name="Arial" officeooo:rsid="002aff6b" officeooo:paragraph-rsid="002aff6b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8.024cm"/>
        </style:tab-stops>
      </style:paragraph-properties>
      <style:text-properties style:font-name="Arial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8.024cm"/>
        </style:tab-stops>
      </style:paragraph-properties>
      <style:text-properties style:font-name="Arial" officeooo:paragraph-rsid="00299058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8.024cm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8.024cm"/>
        </style:tab-stops>
      </style:paragraph-properties>
      <style:text-properties officeooo:paragraph-rsid="002aff6b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8.024cm"/>
        </style:tab-stops>
      </style:paragraph-properties>
      <style:text-properties officeooo:paragraph-rsid="002bae3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8.001cm" style:auto-text-indent="false"/>
      <style:text-properties officeooo:paragraph-rsid="001a3ed4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size="12pt" officeooo:paragraph-rsid="001a3ed4" style:font-size-asian="12pt" style:font-name-complex="Arial1" style:font-size-complex="12pt"/>
    </style:style>
    <style:style style:name="P10" style:family="paragraph" style:parent-style-name="Standard">
      <style:paragraph-properties fo:margin-left="8.001cm" fo:margin-right="0cm" fo:margin-top="0cm" fo:margin-bottom="0cm" loext:contextual-spacing="false" fo:line-height="150%" fo:text-align="justify" style:justify-single-word="false" fo:text-indent="0cm" style:auto-text-indent="false"/>
      <style:text-properties officeooo:paragraph-rsid="00189fc8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officeooo:rsid="0014e1ff" officeooo:paragraph-rsid="0014e1ff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officeooo:rsid="0014e1ff" officeooo:paragraph-rsid="00157740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Arial" officeooo:rsid="0014e1ff" officeooo:paragraph-rsid="0014e1ff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/>
    </style:style>
    <style:style style:name="P15" style:family="paragraph" style:parent-style-name="Heading_20_1">
      <style:paragraph-properties fo:line-height="150%" fo:text-align="justify" style:justify-single-word="false"/>
    </style:style>
    <style:style style:name="P16" style:family="paragraph" style:parent-style-name="Heading_20_1">
      <style:paragraph-properties fo:line-height="150%" fo:text-align="justify" style:justify-single-word="false"/>
      <style:text-properties officeooo:rsid="0031381a" officeooo:paragraph-rsid="0031381a"/>
    </style:style>
    <style:style style:name="P17" style:family="paragraph" style:parent-style-name="Heading_20_1">
      <style:paragraph-properties fo:line-height="150%" fo:text-align="justify" style:justify-single-word="false"/>
      <style:text-properties style:font-name="arial" officeooo:paragraph-rsid="0031381a"/>
    </style:style>
    <style:style style:name="P18" style:family="paragraph" style:parent-style-name="Heading_20_1">
      <style:paragraph-properties fo:line-height="150%" fo:text-align="center" style:justify-single-word="false" fo:break-before="page"/>
      <style:text-properties style:font-name="Arial" officeooo:rsid="00157740" officeooo:paragraph-rsid="0031381a"/>
    </style:style>
    <style:style style:name="P19" style:family="paragraph" style:parent-style-name="Heading_20_2">
      <style:paragraph-properties fo:line-height="150%" fo:text-align="justify" style:justify-single-word="false"/>
    </style:style>
    <style:style style:name="P20" style:family="paragraph" style:parent-style-name="Heading_20_3">
      <style:paragraph-properties fo:line-height="150%" fo:text-align="justify" style:justify-single-word="false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8.024cm"/>
        </style:tab-stops>
      </style:paragraph-properties>
      <style:text-properties style:font-name="Arial" officeooo:rsid="002273b2" officeooo:paragraph-rsid="002273b2"/>
    </style:style>
    <style:style style:name="P22" style:family="paragraph" style:parent-style-name="Standard" style:list-style-name="L1">
      <style:paragraph-properties fo:line-height="150%" fo:text-align="justify" style:justify-single-word="false">
        <style:tab-stops>
          <style:tab-stop style:position="8.024cm"/>
        </style:tab-stops>
      </style:paragraph-properties>
      <style:text-properties style:font-name="Arial"/>
    </style:style>
    <style:style style:name="P23" style:family="paragraph" style:parent-style-name="Standard" style:list-style-name="L2">
      <style:paragraph-properties fo:line-height="150%" fo:text-align="justify" style:justify-single-word="false">
        <style:tab-stops>
          <style:tab-stop style:position="8.024cm"/>
        </style:tab-stops>
      </style:paragraph-properties>
      <style:text-properties style:font-name="Arial"/>
    </style:style>
    <style:style style:name="P24" style:family="paragraph" style:parent-style-name="Standard">
      <style:paragraph-properties fo:line-height="150%" fo:text-align="justify" style:justify-single-word="false">
        <style:tab-stops>
          <style:tab-stop style:position="8.024cm"/>
        </style:tab-stops>
      </style:paragraph-properties>
      <style:text-properties style:font-name="Arial" officeooo:rsid="00299058" officeooo:paragraph-rsid="00299058"/>
    </style:style>
    <style:style style:name="P25" style:family="paragraph" style:parent-style-name="Standard" style:list-style-name="L3">
      <style:paragraph-properties fo:line-height="150%" fo:text-align="justify" style:justify-single-word="false">
        <style:tab-stops>
          <style:tab-stop style:position="8.024cm"/>
        </style:tab-stops>
      </style:paragraph-properties>
      <style:text-properties style:font-name="Arial" officeooo:rsid="00299058" officeooo:paragraph-rsid="00299058"/>
    </style:style>
    <style:style style:name="P26" style:family="paragraph" style:parent-style-name="Standard">
      <style:paragraph-properties fo:line-height="150%" fo:text-align="justify" style:justify-single-word="false">
        <style:tab-stops>
          <style:tab-stop style:position="8.024cm"/>
        </style:tab-stops>
      </style:paragraph-properties>
      <style:text-properties style:font-name="Arial" officeooo:rsid="002aff6b" officeooo:paragraph-rsid="002aff6b"/>
    </style:style>
    <style:style style:name="P27" style:family="paragraph" style:parent-style-name="Standard" style:list-style-name="L1">
      <style:paragraph-properties fo:line-height="150%" fo:text-align="justify" style:justify-single-word="false">
        <style:tab-stops>
          <style:tab-stop style:position="8.024cm"/>
        </style:tab-stops>
      </style:paragraph-properties>
    </style:style>
    <style:style style:name="P28" style:family="paragraph" style:parent-style-name="Standard" style:list-style-name="L2">
      <style:paragraph-properties fo:line-height="150%" fo:text-align="justify" style:justify-single-word="false">
        <style:tab-stops>
          <style:tab-stop style:position="8.024cm"/>
        </style:tab-stops>
      </style:paragraph-properties>
    </style:style>
    <style:style style:name="P29" style:family="paragraph" style:parent-style-name="Text_20_body">
      <style:paragraph-properties fo:line-height="150%" fo:text-align="center" style:justify-single-word="false"/>
      <style:text-properties officeooo:paragraph-rsid="0014e1ff"/>
    </style:style>
    <style:style style:name="P30" style:family="paragraph" style:parent-style-name="Text_20_body">
      <style:paragraph-properties fo:line-height="150%" fo:text-align="justify" style:justify-single-word="false"/>
      <style:text-properties officeooo:paragraph-rsid="0031381a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officeooo:rsid="0014e1ff" officeooo:paragraph-rsid="0014e1ff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officeooo:rsid="0031381a" officeooo:paragraph-rsid="0031381a"/>
    </style:style>
    <style:style style:name="P33" style:family="paragraph" style:parent-style-name="Text_20_body">
      <style:paragraph-properties fo:line-height="150%" fo:text-align="center" style:justify-single-word="false"/>
      <style:text-properties style:font-name="Arial" officeooo:rsid="0031381a" officeooo:paragraph-rsid="0031381a"/>
    </style:style>
    <style:style style:name="P34" style:family="paragraph" style:parent-style-name="Text_20_body">
      <style:paragraph-properties fo:line-height="150%" fo:text-align="justify" style:justify-single-word="false"/>
      <style:text-properties officeooo:rsid="0031381a" officeooo:paragraph-rsid="0031381a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1" fo:font-size="12pt" officeooo:paragraph-rsid="00157740" style:font-size-asian="12pt" style:font-name-complex="Arial1" style:font-size-complex="12pt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officeooo:rsid="00378279" officeooo:paragraph-rsid="00378279"/>
    </style:style>
    <style:style style:name="T1" style:family="text">
      <style:text-properties style:font-name="Arial"/>
    </style:style>
    <style:style style:name="T2" style:family="text">
      <style:text-properties style:font-name="Arial" officeooo:rsid="0014e1ff"/>
    </style:style>
    <style:style style:name="T3" style:family="text">
      <style:text-properties style:font-name="Arial" fo:font-size="12pt" officeooo:rsid="0014e1ff" style:font-size-asian="12pt" style:font-name-complex="Arial1" style:font-size-complex="12pt"/>
    </style:style>
    <style:style style:name="T4" style:family="text">
      <style:text-properties style:font-name="Arial" fo:font-size="12pt" officeooo:rsid="00189fc8" style:font-size-asian="12pt" style:font-name-complex="Arial1" style:font-size-complex="12pt"/>
    </style:style>
    <style:style style:name="T5" style:family="text">
      <style:text-properties style:font-name="Arial" officeooo:rsid="001afda1"/>
    </style:style>
    <style:style style:name="T6" style:family="text">
      <style:text-properties style:font-name="Arial" officeooo:rsid="001c7f09"/>
    </style:style>
    <style:style style:name="T7" style:family="text">
      <style:text-properties style:font-name="Arial" officeooo:rsid="001d2d43"/>
    </style:style>
    <style:style style:name="T8" style:family="text">
      <style:text-properties style:font-name="Arial" officeooo:rsid="001d716f"/>
    </style:style>
    <style:style style:name="T9" style:family="text">
      <style:text-properties style:font-name="Arial" officeooo:rsid="001f713d"/>
    </style:style>
    <style:style style:name="T10" style:family="text">
      <style:text-properties style:font-name="Arial" officeooo:rsid="0023c250"/>
    </style:style>
    <style:style style:name="T11" style:family="text">
      <style:text-properties style:font-name="Arial" fo:font-size="28pt" fo:font-weight="bold" officeooo:rsid="0023fb9f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style:font-name="Arial" officeooo:rsid="0026dadb"/>
    </style:style>
    <style:style style:name="T13" style:family="text">
      <style:text-properties style:font-name="Arial" officeooo:rsid="002aff6b"/>
    </style:style>
    <style:style style:name="T14" style:family="text">
      <style:text-properties style:font-name="Arial" officeooo:rsid="002bae3d"/>
    </style:style>
    <style:style style:name="T15" style:family="text">
      <style:text-properties style:font-name="Arial" officeooo:rsid="002d1808"/>
    </style:style>
    <style:style style:name="T16" style:family="text">
      <style:text-properties style:font-name="Arial" officeooo:rsid="002d26db"/>
    </style:style>
    <style:style style:name="T17" style:family="text">
      <style:text-properties style:font-name="Arial" officeooo:rsid="002e894b"/>
    </style:style>
    <style:style style:name="T18" style:family="text">
      <style:text-properties style:font-name="Arial" officeooo:rsid="0030e904"/>
    </style:style>
    <style:style style:name="T19" style:family="text">
      <style:text-properties style:font-name="Arial1" fo:font-size="12pt" officeooo:rsid="001a3ed4" style:font-size-asian="12pt" style:font-name-complex="Arial1" style:font-size-complex="12pt"/>
    </style:style>
    <style:style style:name="T20" style:family="text">
      <style:text-properties style:font-name="Arial1" fo:font-size="12pt" officeooo:rsid="0014e1ff" style:font-size-asian="12pt" style:font-name-complex="Arial1" style:font-size-complex="12pt"/>
    </style:style>
    <style:style style:name="T21" style:family="text">
      <style:text-properties style:font-name="Arial1" fo:font-size="12pt" officeooo:rsid="0024e7e1" style:font-size-asian="12pt" style:font-name-complex="Arial1" style:font-size-complex="12pt"/>
    </style:style>
    <style:style style:name="T22" style:family="text">
      <style:text-properties officeooo:rsid="001f713d"/>
    </style:style>
    <style:style style:name="T23" style:family="text">
      <style:text-properties officeooo:rsid="0021ace9"/>
    </style:style>
    <style:style style:name="T24" style:family="text">
      <style:text-properties officeooo:rsid="002c4248"/>
    </style:style>
    <style:style style:name="T25" style:family="text">
      <style:text-properties officeooo:rsid="0030e904"/>
    </style:style>
    <style:style style:name="T26" style:family="text">
      <style:text-properties officeooo:rsid="0014e1ff"/>
    </style:style>
    <style:style style:name="T27" style:family="text">
      <style:text-properties officeooo:rsid="0031381a"/>
    </style:style>
    <style:style style:name="T28" style:family="text">
      <style:text-properties officeooo:rsid="00325a18"/>
    </style:style>
    <style:style style:name="T29" style:family="text">
      <style:text-properties officeooo:rsid="0033ca59"/>
    </style:style>
    <style:style style:name="T30" style:family="text">
      <style:text-properties officeooo:rsid="0035ac54"/>
    </style:style>
    <style:style style:name="T31" style:family="text">
      <style:text-properties officeooo:rsid="0036ffb0"/>
    </style:style>
    <style:style style:name="T32" style:family="text">
      <style:text-properties officeooo:rsid="00378279"/>
    </style:style>
    <style:style style:name="T33" style:family="text">
      <style:text-properties officeooo:rsid="00388c10"/>
    </style:style>
    <style:style style:name="T34" style:family="text">
      <style:text-properties style:font-name="Liberation Sans" fo:font-size="14.1000003814697pt" fo:font-weight="bold" officeooo:rsid="00388c10" style:font-name-asian="Noto Sans CJK SC" style:font-size-asian="14.1000003814697pt" style:font-weight-asian="bold" style:font-name-complex="Lohit Devanagari" style:font-size-complex="14.1000003814697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Univesdiade</text:span><text:span text:style-name="T1"> Estácio de Sá</text:span></text:p>
      <text:p text:style-name="P14"/>
      <text:p text:style-name="P13">ERYX GUIMARÃES</text:p>
      <text:p text:style-name="P13"/>
      <text:p text:style-name="P11"/>
      <text:p text:style-name="P11"/>
      <text:p text:style-name="P11"/>
      <text:p text:style-name="P11"/>
      <text:p text:style-name="P32"/>
      <text:p text:style-name="P11"/>
      <text:p text:style-name="P11"/>
      <text:p text:style-name="P11"/>
      <text:p text:style-name="P29"><text:span text:style-name="T18">INOVANDO O </text:span><text:span text:style-name="T2">ATENDIMENTO AO CLIENTE </text:span><text:span text:style-name="T18">E PLANEJAMENTO DE RECURSOS </text:span><text:span text:style-name="T2">PARA OLEAG ÓLEOS VEGETAIS</text:span></text:p>
      <text:p text:style-name="P29"><text:span text:style-name="T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Florianópolis/SC</text:p>
      <text:p text:style-name="P13">2021</text:p>
      <text:h text:style-name="P18" text:outline-level="1"><text:span text:style-name="T25">INOVANDO O </text:span><text:span text:style-name="T26">ATENDIMENTO AO CLIENTE </text:span><text:span text:style-name="T25">E PLANEJAMENTO DE RECURSOS </text:span><text:span text:style-name="T26">PARA OLEAG ÓLEOS VEGETAIS</text:span></text:h>
      <text:p text:style-name="P33">ERYX GUIMARÃES</text:p>
      <text:p text:style-name="P34"><text:span text:style-name="T1"/></text:p>
      <text:p text:style-name="P34"><text:span text:style-name="T1"/></text:p>
      <text:p text:style-name="P12"/>
      <text:p text:style-name="P12"/>
      <text:p text:style-name="P12"/>
      <text:p text:style-name="P10"><text:span text:style-name="T3">Relatório final, apresentado a Universidade </text:span><text:span text:style-name="T4">Estácio de Sá</text:span><text:span text:style-name="T3">, como parte das exigências para a obtenção do título de </text:span><text:span text:style-name="T4">Bacharel em Sistemas de Informação</text:span><text:span text:style-name="T3">.</text:span></text:p>
      <text:p text:style-name="P12"/>
      <text:p text:style-name="P12"/>
      <text:p text:style-name="P12"/>
      <text:p text:style-name="P8"><text:span text:style-name="T19">Fp</text:span><text:span text:style-name="T21">ó</text:span><text:span text:style-name="T19">lis</text:span><text:span text:style-name="T20">, </text:span><text:span text:style-name="T19">18</text:span><text:span text:style-name="T20"> de </text:span><text:span text:style-name="T19">Março</text:span><text:span text:style-name="T20"> de </text:span><text:span text:style-name="T19">2021</text:span><text:span text:style-name="T20">.</text:span></text:p>
      <text:p text:style-name="P35"/>
      <text:p text:style-name="P9"/>
      <text:p text:style-name="P9"/>
      <text:p text:style-name="P9"/>
      <text:p text:style-name="P9"/>
      <text:p text:style-name="P9"/>
      <text:p text:style-name="P9">________________________________________</text:p>
      <text:p text:style-name="P9">Prof. (Nome do orientador)</text:p>
      <text:p text:style-name="P9">Afiliações</text:p>
      <text:p text:style-name="P14"/>
      <text:h text:style-name="P16" text:outline-level="1"><text:soft-page-break/>Resumo</text:h>
      <text:p text:style-name="P30"><text:span text:style-name="T27">O relacionamento comercial de compra e venda da atualidade não promove a fidelização de clientes porque carece de informações e interações contextualizadas. </text:span><text:span text:style-name="T28">É necessário reavaliar cada etapa do processo de aquisição de produtos e serviços com foco no valor que o produto representa para o cliente. No caso da Oleag, que comercializa óleos vegetais para o consumidor final, </text:span><text:span text:style-name="T29">é necessário ir além dos recursos administrativos (ex.: histórico de compras e atendimentos, atualização de dados cadastrais, refazer um pedido, etc.). Este perfil de cliente busca inspiração instigada por conteúdos relevantes. Em alguns casos, demandam ferramentas tecnológicas para apoiar o uso dos produtos em seu dia a dia, a possibilidade de interagir e compartilhar com a empresa e </text:span><text:span text:style-name="T30">ou</text:span><text:span text:style-name="T29"> com seus amigos tudo que faz com os óleos especiais que consome. </text:span><text:span text:style-name="T31">A solução inclui manter o cliente informado sobre o andamento de sua entrega, facilitar as interações com a empresa, fornecer conteúdo e ferramentas tecnológicas de qualidade e relevância, utilizando uma abordagem ágil com interações frequentes e entregas funcionais.</text:span></text:p>
      <text:h text:style-name="Heading_20_3" text:outline-level="3">Palavras Chaves: <text:span text:style-name="T33">Atendimento ao </text:span><text:span text:style-name="T34">C</text:span><text:span text:style-name="T33">liente, Vendas Online, Interações Contextualizadas</text:span></text:h>
      <text:h text:style-name="P17" text:outline-level="1"><text:span text:style-name="T27">1. O Problema</text:span></text:h>
      <text:h text:style-name="Heading_20_2" text:outline-level="2">1.1 Tema do Trabalho</text:h>
      <text:p text:style-name="P36">Sistema de atendimento ao cliente para Startup de fabricação de Óleos Vegetais.</text:p>
      <text:h text:style-name="Heading_20_2" text:outline-level="2">1.2 Contextualização</text:h>
      <text:p text:style-name="P36">Solução para gerenciamento de recursos e atendimento ao cliente. O sistema atende a qualquer empresa que comercialize bens de consumo.</text:p>
      <text:h text:style-name="Heading_20_2" text:outline-level="2">1.3 Situação-Problema</text:h>
      <text:p text:style-name="P36">A Oleag quer inovar para entrar no mercado de venda de óleos vegetais, e acredita que os sistemas de atendimento ao cliente disponíveis no mercado, não promovem uma fidelização dos clientes.</text:p>
      <text:h text:style-name="Heading_20_2" text:outline-level="2"><text:soft-page-break/>1.4 Solução</text:h>
      <text:p text:style-name="P36">Um sistema de atendimento ao cliente que inclua todo o controle administrativo (histórico de compras e atendimentos), recursos de interação, e conteúdo personalizado sobre produtos adquiridos.</text:p>
      <text:h text:style-name="P15" text:outline-level="1">2. Contextualização</text:h>
      <text:h text:style-name="P19" text:outline-level="2">2.1 Premissas e restrições do projeto</text:h>
      <text:p text:style-name="P21">Os clientes da Oleag adquirem seus produtos principalmente utilizando a internet, utilizam smartphones diariamente e se identificam com a busca de consciência e conhecimento.</text:p>
      <text:h text:style-name="P19" text:outline-level="2">2.2 Caracterização de empresa</text:h>
      <text:p text:style-name="P3">A Oleag é uma Startup de fabricação de óleos vegetais em desenvolvimento com a pretenção de estabelecer uma relação mais próxima e diferenciada com seus clientes.</text:p>
      <text:p text:style-name="P3">O mercado consumidor inclui indivíduos e famílias que buscam um estilo de vida mais saudável com o consumo de produtos orgânicos e uma experiência de atendimento personalizada.</text:p>
      <text:p text:style-name="P5"><text:span text:style-name="T1">Os sistemas </text:span><text:span text:style-name="T6">existentes </text:span><text:span text:style-name="T1">carecem de interações contextualizadas </text:span><text:span text:style-name="T6">que promovam a fidelização de</text:span><text:span text:style-name="T1"> clientes.</text:span></text:p>
      <text:h text:style-name="P19" text:outline-level="2">2.3 Proposta de Trabalho</text:h>
      <text:p text:style-name="P3">O desenvolvimento da solução, demanda pesquisas sobre a logística de entrega, comportamento de consumo dos diferentes tipos de óleos vegetais, redes sociais, gestão do conhecimento e experiência de usuário.</text:p>
      <text:p text:style-name="P5"><text:span text:style-name="T1">O levantamento de dados será </text:span><text:span text:style-name="T12">feito</text:span><text:span text:style-name="T1"> </text:span><text:span text:style-name="T12">com </text:span><text:span text:style-name="T1">questionários digitais, informações relacionadas ao padrão de consumo, entrevistas diretas, e feedback de clientes e colaboradores da empresa.</text:span></text:p>
      <text:p text:style-name="P5"><text:span text:style-name="T1">O sistema será desenvolvido </text:span><text:span text:style-name="T8">com n</text:span><text:span text:style-name="T1">a metodologia SCRUM </text:span><text:span text:style-name="T10">por</text:span><text:span text:style-name="T8"> um desenvolvedor</text:span><text:span text:style-name="T1"> experiente </text:span><text:span text:style-name="T8">e um especialista do negócio.</text:span></text:p>
      <text:p text:style-name="P3">Entregas:</text:p>
      <text:list xml:id="list2938320151" text:style-name="L1">
        <text:list-item>
          <text:p text:style-name="P27"><text:span text:style-name="T1">Loja virtual com sistema de pagamento online e blog (</text:span><text:span text:style-name="T8">8</text:span><text:span text:style-name="T1"> semanas)</text:span></text:p>
        </text:list-item>
        <text:list-item>
          <text:p text:style-name="P27"><text:span text:style-name="T1">Sistema de rastreamento de envio</text:span><text:span text:style-name="T8">s</text:span><text:span text:style-name="T1"> (</text:span><text:span text:style-name="T8">6</text:span><text:span text:style-name="T1"> semanas)</text:span></text:p>
        </text:list-item>
        <text:list-item>
          <text:p text:style-name="P27"><text:soft-page-break/><text:span text:style-name="T1">Sistema administrativo para perfil de cliente (</text:span><text:span text:style-name="T8">8</text:span><text:span text:style-name="T1"> semanas)</text:span></text:p>
        </text:list-item>
        <text:list-item>
          <text:p text:style-name="P27"><text:span text:style-name="T1">Sistema de pesquisas digitais e notificações (</text:span><text:span text:style-name="T8">12</text:span><text:span text:style-name="T1"> semanas)</text:span></text:p>
        </text:list-item>
        <text:list-item>
          <text:p text:style-name="P27"><text:span text:style-name="T1">Sistema de perfil de uso dos produtos (</text:span><text:span text:style-name="T8">12</text:span><text:span text:style-name="T1"> semanas)</text:span></text:p>
        </text:list-item>
        <text:list-item>
          <text:p text:style-name="P22">Implantação e testes <text:span text:style-name="T22">(4 semanas)</text:span></text:p>
        </text:list-item>
      </text:list>
      <text:p text:style-name="P3"/>
      <text:h text:style-name="P20" text:outline-level="3">Prazo e Orçamento</text:h>
      <text:list xml:id="list3380111572" text:style-name="L2">
        <text:list-item>
          <text:p text:style-name="P28"><text:span text:style-name="T1">Prazo do projeto: </text:span><text:span text:style-name="T9">12</text:span><text:span text:style-name="T1"> meses</text:span></text:p>
        </text:list-item>
        <text:list-item>
          <text:p text:style-name="P28"><text:span text:style-name="T1">Equipe (</text:span><text:span text:style-name="T5">1</text:span><text:span text:style-name="T1"> desenvolvedor + 1 </text:span><text:span text:style-name="T5">especialista</text:span><text:span text:style-name="T1">): R$ </text:span><text:span text:style-name="T9">120</text:span><text:span text:style-name="T1">.000</text:span></text:p>
        </text:list-item>
        <text:list-item>
          <text:p text:style-name="P28"><text:span text:style-name="T1">Energia: R$ </text:span><text:span text:style-name="T9">6.4</text:span><text:span text:style-name="T1">00</text:span></text:p>
        </text:list-item>
        <text:list-item>
          <text:p text:style-name="P28"><text:span text:style-name="T1">Design: R$ </text:span><text:span text:style-name="T9">12</text:span><text:span text:style-name="T1">.500</text:span></text:p>
        </text:list-item>
        <text:list-item>
          <text:p text:style-name="P23">Serviços de hospedagem (1 ano): R$ 290</text:p>
        </text:list-item>
        <text:list-item>
          <text:p text:style-name="P28"><text:span text:style-name="T1">Serviços externos (1 ano): R$ </text:span><text:span text:style-name="T9">1.0</text:span><text:span text:style-name="T7">0</text:span><text:span text:style-name="T1">0</text:span></text:p>
        </text:list-item>
      </text:list>
      <text:h text:style-name="P19" text:outline-level="2">2.4 Sistema Atual</text:h>
      <text:p text:style-name="P3">A empresa <text:span text:style-name="T23">ainda não iniciou suas operações de venda.</text:span></text:p>
      <text:h text:style-name="P15" text:outline-level="1">3. Solução</text:h>
      <text:h text:style-name="P19" text:outline-level="2">3.1 O Sistema Proposto</text:h>
      <text:p text:style-name="P24">A solução para estimular a fidelidade dos clientes da Oleag pode ser resumida em:</text:p>
      <text:list xml:id="list560162359" text:style-name="L3">
        <text:list-item>
          <text:p text:style-name="P25">Comunicação contextualizada</text:p>
        </text:list-item>
        <text:list-item>
          <text:p text:style-name="P25">Automação de processos (quando necessário)</text:p>
        </text:list-item>
        <text:list-item>
          <text:p text:style-name="P25">Conteúdo personalizado para produtos adquiridos</text:p>
        </text:list-item>
        <text:list-item>
          <text:p text:style-name="P25">Recursos interativos (ex.: administrativo, ferramentas, </text:p>
        </text:list-item>
      </text:list>
      <text:p text:style-name="P2">O sistema estará disponível para acesso utilizando diferentes dispositivos (ex.: smartphones, desktops, etc.).</text:p>
      <text:p text:style-name="P2">O cliente pode<text:span text:style-name="T24">rá</text:span> acompanhar o envio de seus produtos até a entrega. </text:p>
      <text:p text:style-name="P6"><text:span text:style-name="T13">A confirmação da entrega </text:span><text:span text:style-name="T14">e as novas compras</text:span><text:span text:style-name="T13"> ser</text:span><text:span text:style-name="T14">ão</text:span><text:span text:style-name="T13"> automatizada</text:span><text:span text:style-name="T14">s </text:span><text:span text:style-name="T15">e haverão recursos e ferramentas para apoiar </text:span><text:span text:style-name="T16">as operações por exemplo, utilizando código QR.</text:span></text:p>
      <text:p text:style-name="P7"><text:span text:style-name="T17">C</text:span><text:span text:style-name="T14">onteúdos personalizados (ex.: informações nutricionais, receitas, etc) estarão disponíveis </text:span><text:span text:style-name="T16">para os produtos adquiridos.</text:span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01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2:58:45.848879079</meta:creation-date>
    <dc:date>2021-03-23T19:57:12.194616808</dc:date>
    <meta:editing-duration>PT15H6M52S</meta:editing-duration>
    <meta:editing-cycles>29</meta:editing-cycles>
    <meta:generator>LibreOffice/6.4.6.2$Linux_X86_64 LibreOffice_project/40$Build-2</meta:generator>
    <meta:document-statistic meta:table-count="0" meta:image-count="0" meta:object-count="0" meta:page-count="6" meta:paragraph-count="62" meta:word-count="738" meta:character-count="4926" meta:non-whitespace-character-count="4264"/>
  </office:meta>
</office:document-meta>
</file>